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Footnote">
      <style:text-properties officeooo:rsid="04ba495b" officeooo:paragraph-rsid="04ba495b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officeooo:rsid="000a14f6"/>
    </style:style>
    <style:style style:name="T113" style:family="text">
      <style:text-properties officeooo:rsid="005714b7"/>
    </style:style>
    <style:style style:name="T114" style:family="text">
      <style:text-properties officeooo:rsid="00880dbe"/>
    </style:style>
    <style:style style:name="T115" style:family="text">
      <style:text-properties officeooo:rsid="007c6d62"/>
    </style:style>
    <style:style style:name="T116" style:family="text">
      <style:text-properties officeooo:rsid="01c4f176"/>
    </style:style>
    <style:style style:name="T117" style:family="text">
      <style:text-properties officeooo:rsid="03b4652d"/>
    </style:style>
    <style:style style:name="T118" style:family="text">
      <style:text-properties officeooo:rsid="04b50477"/>
    </style:style>
    <style:style style:name="T119" style:family="text">
      <style:text-properties officeooo:rsid="0473a949"/>
    </style:style>
    <style:style style:name="T120" style:family="text">
      <style:text-properties officeooo:rsid="0387836c"/>
    </style:style>
    <style:style style:name="T121" style:family="text">
      <style:text-properties officeooo:rsid="01dff054"/>
    </style:style>
    <style:style style:name="T122" style:family="text">
      <style:text-properties officeooo:rsid="023c6ef8"/>
    </style:style>
    <style:style style:name="T123" style:family="text">
      <style:text-properties officeooo:rsid="023d2c84"/>
    </style:style>
    <style:style style:name="T124" style:family="text">
      <style:text-properties officeooo:rsid="0273d3e5"/>
    </style:style>
    <style:style style:name="T125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6">Esser-</text:span>Skala, 201<text:span text:style-name="T116">9</text:span></text:p>
      <text:p text:style-name="P21"/>
      <text:p text:style-name="P21"/>
      <text:p text:style-name="P19">© 201<text:span text:style-name="T116">9</text:span> by Wolfgang <text:span text:style-name="T116">Esser-</text:span>Skala. This edition is licensed under the Creative Commons Attribution<text:span text:style-name="T114">-NonCommercial-ShareAlike</text:span> 4.0 International License. To view a copy of this license, visit http://creativecommons.org/licenses/by<text:span text:style-name="T115">-nc-sa</text:span>/4.0/. </text:p>
      <text:p text:style-name="P18"/>
      <text:p text:style-name="P20">Music engraving by LilyPond 2.18.0 (http://www.lilypond.org).<text:span text:style-name="T113"><text:line-break/>Front matter</text:span> typeset with EB Garamond (http://www.georgduffner.at/ebgaramond).</text:p>
      <text:p text:style-name="P21"/>
      <text:p text:style-name="P17">First <text:span text:style-name="T116">version</text:span>, <text:span text:style-name="T123">December</text:span> 201<text:span text:style-name="T116">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3">of the </text:span><text:span text:style-name="T2">Missa Pastorella ex G</text:span><text:span text:style-name="T3"> </text:span>bases upon <text:span text:style-name="T118">a copy in the Fürst zu Hohenlohe-Bartensteinsches Archiv. The digital version of the manuscript is available at</text:span></text:p>
      <text:p text:style-name="P14"><text:tab/><text:span text:style-name="T124">http://www.landesarchiv-bw.de/plink/?f=3-217491-1 </text:span>(siglum<text:span text:style-name="T119"> Ba 120 Bü 238</text:span>)<text:span text:style-name="T124">.</text:span></text:p>
      <text:p text:style-name="P7"/>
      <text:p text:style-name="P2">In general, this edition closely follows the <text:span text:style-name="T120">manuscript</text:span>. Any changes <text:span text:style-name="T112">that were introduced </text:span>by the editor are indicated by italic type (dynamics and <text:span text:style-name="T4">directions</text:span>), parentheses<text:span text:style-name="T4"> (expressive marks), </text:span>dashes (slurs and ties)<text:span text:style-name="T125"> or crossed circles (grace notes). Accidentals are used according to modern conventions. Asterisks denote changes that are clarified in the detailed remarks below.</text:span></text:p>
      <text:p text:style-name="P23"/>
      <text:p text:style-name="P23"/>
      <text:p text:style-name="P24">k y r i e</text:p>
      <text:p text:style-name="P2"/>
      <text:p text:style-name="P10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0">Abbreviations: Ms, manuscript;<text:span text:style-name="T122"> </text:span>org, organ; <text:span text:style-name="T121">r, rest; </text:span>vl, violin<text:span text:style-name="T12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0"/>
      <text:p text:style-name="P10"/>
      <text:p text:style-name="P10"/>
      <text:p text:style-name="P24">g l o ri a</text:p>
      <text:p text:style-name="P3"/>
      <text:p text:style-name="P11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1"/>
      <text:p text:style-name="P11"/>
      <text:p text:style-name="P11"/>
      <text:p text:style-name="P25">c r e d o</text:p>
      <text:p text:style-name="P4"/>
      <text:p text:style-name="P12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2"/>
      <text:p text:style-name="P12"/>
      <text:p text:style-name="P12"/>
      <text:p text:style-name="P26">s a n c t u s</text:p>
      <text:p text:style-name="P5"/>
      <text:p text:style-name="P13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3"/>
      <text:p text:style-name="P13"/>
      <text:p text:style-name="P13"/>
      <text:p text:style-name="P27">b e n e d i c t u s</text:p>
      <text:p text:style-name="P6"/>
      <text:p text:style-name="P32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32"/>
      <text:p text:style-name="P32"/>
      <text:p text:style-name="P32"/>
      <text:p text:style-name="P34">a g n u s <text:s text:c="2"/>d e i</text:p>
      <text:p text:style-name="P33"/>
      <text:p text:style-name="P32"><text:span text:style-name="T1">Bar<text:tab/>Staff<text:tab/>Note</text:span><text:span text:style-name="T48"><text:line-break/></text:span><text:span text:style-name="T111">46</text:span><text:span text:style-name="T102"><text:tab/></text:span><text:span text:style-name="T111">T<text:tab/>last eighth in Ms: d′8</text:span><text:span text:style-name="T11"><text:line-break/></text:span><text:span text:style-name="T9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6"/>
      <text:p text:style-name="P16"/>
      <text:p text:style-name="P16"><text:span text:style-name="T5">Salzburg, </text:span><text:span text:style-name="T8">December</text:span><text:span text:style-name="T5"> 201</text:span><text:span text:style-name="T6">9</text:span><text:line-break/>Wolfgang <text:span text:style-name="T117">Esser-</text:span>Skala</text:p>
      <text:p text:style-name="P29"><text:line-break/>C O N T E N T 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1T19:35:55.884898529</dc:date>
    <dc:creator>Wolfgang Skala</dc:creator>
    <meta:editing-duration>P7DT17H51M2S</meta:editing-duration>
    <meta:editing-cycles>698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1489" meta:character-count="6765" meta:non-whitespace-character-count="5355"/>
  </office:meta>
</office:document-meta>
</file>